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300000130B62AB0EA08775814.png" manifest:media-type="image/png"/>
  <manifest:file-entry manifest:full-path="Pictures/100000000000025F0000017A8C3296F76F8F85B3.png" manifest:media-type="image/png"/>
  <manifest:file-entry manifest:full-path="Pictures/100000000000028B000001FA4BE8BC4BBCE26F0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d63d" officeooo:paragraph-rsid="0013d6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x="-1.545cm" svg:y="-0.284cm" svg:width="20.091cm" svg:height="11.217cm" draw:z-index="0"><draw:image xlink:href="Pictures/100000000000028300000130B62AB0EA08775814.png" xlink:type="simple" xlink:show="embed" xlink:actuate="onLoad" draw:mime-type="image/png"/></draw:frame><text:line-break/><text:line-break/><text:line-break/><text:line-break/>Ниже несколько реешний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2" draw:name="Изображение2" text:anchor-type="char" svg:width="19.766cm" svg:height="13.945cm" draw:z-index="1"><draw:image xlink:href="Pictures/100000000000025F0000017A8C3296F76F8F85B3.png" xlink:type="simple" xlink:show="embed" xlink:actuate="onLoad" draw:mime-type="image/png"/></draw:frame><text:soft-page-break/><text:line-break/></text:p>
      <text:p text:style-name="P1"/>
      <text:p text:style-name="P1"/>
      <text:p text:style-name="P1"><text:soft-page-break/>Менеее ниже<text:line-break/><text:line-break/><text:line-break/><draw:frame draw:style-name="fr1" draw:name="Изображение3" text:anchor-type="char" svg:x="-2cm" svg:y="1.506cm" svg:width="20.678cm" svg:height="18.417cm" draw:z-index="2"><draw:image xlink:href="Pictures/100000000000028B000001FA4BE8BC4BBCE26F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3:21:40.618000000</meta:creation-date>
    <dc:date>2025-09-24T13:23:39.509000000</dc:date>
    <meta:editing-duration>PT1M59S</meta:editing-duration>
    <meta:editing-cycles>1</meta:editing-cycles>
    <meta:document-statistic meta:table-count="0" meta:image-count="3" meta:object-count="0" meta:page-count="3" meta:paragraph-count="2" meta:word-count="5" meta:character-count="66" meta:non-whitespace-character-count="30"/>
    <meta:generator>LibreOffice/7.5.1.2$Windows_X86_64 LibreOffice_project/fcbaee479e84c6cd81291587d2ee68cba099e129</meta:generator>
  </office:meta>
</office:document-meta>
</file>